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e6e6e6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dash" draw:stroke-dash="Fine_20_Dashed" svg:stroke-color="#333333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12.43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12.699cm" svg:height="12.699cm" svg:x="4.175cm" svg:y="11.16cm" svg:viewBox="0 0 12700 12700" svg:d="m6348 0c3600 0 6350 2749 6350 6348s-12698 3600-12698 0 2749-6348 6348-6348zm-6348 0zm12700 12700z">
          <text:p/>
        </draw:path>
        <draw:custom-shape draw:style-name="gr3" draw:text-style-name="P1" draw:layer="layout" svg:width="12.666cm" svg:height="5.08cm" svg:x="4.209cm" svg:y="15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525cm" svg:y1="17.51cm" svg:x2="10.525cm" svg:y2="12.43cm">
          <text:p/>
        </draw:line>
        <draw:line draw:style-name="gr5" draw:text-style-name="P1" draw:layer="layout" svg:x1="10.525cm" svg:y1="17.51cm" svg:x2="19.957cm" svg:y2="1.965cm">
          <text:p/>
        </draw:line>
        <draw:line draw:style-name="gr5" draw:text-style-name="P1" draw:layer="layout" svg:x1="10.525cm" svg:y1="17.51cm" svg:x2="16.782cm" svg:y2="1.058cm">
          <text:p/>
        </draw:line>
        <draw:line draw:style-name="gr5" draw:text-style-name="P1" draw:layer="layout" svg:x1="10.526cm" svg:y1="17.51cm" svg:x2="13.909cm" svg:y2="1.209cm">
          <text:p/>
        </draw:line>
        <draw:line draw:style-name="gr5" draw:text-style-name="P1" draw:layer="layout" svg:x1="10.526cm" svg:y1="17.511cm" svg:x2="20.977cm" svg:y2="4.195cm">
          <text:p/>
        </draw:line>
        <draw:custom-shape draw:style-name="gr6" draw:text-style-name="P1" draw:layer="layout" svg:width="1.47cm" svg:height="0.635cm" draw:transform="rotate (-0.522726110973389) translate (13.121cm 8.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47cm" svg:height="0.635cm" draw:transform="rotate (-0.109257611176011) translate (14.374cm 9.5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47cm" svg:height="0.635cm" draw:transform="rotate (0.211882971192072) translate (15.955cm 9.6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7cm" svg:height="0.635cm" draw:transform="rotate (0.700226095899993) translate (12.499cm 4.7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7cm" svg:height="0.635cm" draw:transform="rotate (-0.0144862327927362) translate (15.04cm 3.2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47cm" svg:height="0.635cm" draw:transform="rotate (-0.836187244631512) translate (17.853cm 4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47cm" svg:height="0.635cm" draw:transform="rotate (1.50726634202202) translate (18.417cm 7.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47cm" svg:height="0.635cm" draw:transform="rotate (-1.25175013953128) translate (12.6cm 7.0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.43cm" svg:y1="7.785cm" svg:x2="11.26cm" svg:y2="8.42cm">
          <text:p/>
        </draw:line>
        <draw:line draw:style-name="gr11" draw:text-style-name="P1" draw:layer="layout" svg:x1="13.065cm" svg:y1="4.421cm" svg:x2="12.43cm" svg:y2="3.54cm">
          <text:p/>
        </draw:line>
        <draw:line draw:style-name="gr11" draw:text-style-name="P1" draw:layer="layout" svg:x1="15.736cm" svg:y1="3.54cm" svg:x2="15.77cm" svg:y2="2.541cm">
          <text:p/>
        </draw:line>
        <draw:line draw:style-name="gr11" draw:text-style-name="P1" draw:layer="layout" svg:x1="13.507cm" svg:y1="9.191cm" svg:x2="12.846cm" svg:y2="10.305cm">
          <text:p/>
        </draw:line>
        <draw:line draw:style-name="gr11" draw:text-style-name="P1" draw:layer="layout" svg:x1="15.109cm" svg:y1="9.89cm" svg:x2="15.082cm" svg:y2="10.99cm">
          <text:p/>
        </draw:line>
        <draw:line draw:style-name="gr11" draw:text-style-name="P1" draw:layer="layout" svg:x1="16.745cm" svg:y1="9.89cm" svg:x2="17.128cm" svg:y2="10.862cm">
          <text:p/>
        </draw:line>
        <draw:line draw:style-name="gr11" draw:text-style-name="P1" draw:layer="layout" svg:x1="18.78cm" svg:y1="6.962cm" svg:x2="19.669cm" svg:y2="7.102cm">
          <text:p/>
        </draw:line>
        <draw:line draw:style-name="gr11" draw:text-style-name="P1" draw:layer="layout" svg:x1="18.303cm" svg:y1="4.769cm" svg:x2="19.038cm" svg:y2="4.034cm">
          <text:p/>
        </draw:line>
        <draw:g>
          <draw:custom-shape draw:style-name="gr12" draw:text-style-name="P1" draw:layer="layout" svg:width="1.905cm" svg:height="1.905cm" svg:x="5.092cm" svg:y="3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5.796cm" svg:y1="5.919cm" svg:x2="5.486cm" svg:y2="7.35cm">
            <text:p/>
          </draw:line>
          <draw:line draw:style-name="gr13" draw:text-style-name="P1" draw:layer="layout" svg:x1="6.671cm" svg:y1="5.818cm" svg:x2="7.471cm" svg:y2="6.898cm">
            <text:p/>
          </draw:line>
          <draw:line draw:style-name="gr13" draw:text-style-name="P1" draw:layer="layout" svg:x1="7.263cm" svg:y1="5.018cm" svg:x2="8.62cm" svg:y2="5.401cm">
            <text:p/>
          </draw:line>
          <draw:line draw:style-name="gr13" draw:text-style-name="P1" draw:layer="layout" svg:x1="4.86cm" svg:y1="5.505cm" svg:x2="3.99cm" svg:y2="6.41cm">
            <text:p/>
          </draw:line>
          <draw:line draw:style-name="gr13" draw:text-style-name="P1" draw:layer="layout" svg:x1="4.721cm" svg:y1="4.495cm" svg:x2="3.363cm" svg:y2="4.6cm">
            <text:p/>
          </draw:line>
          <draw:line draw:style-name="gr13" draw:text-style-name="P1" draw:layer="layout" svg:x1="7.297cm" svg:y1="3.834cm" svg:x2="8.411cm" svg:y2="3.312cm">
            <text:p/>
          </draw:line>
          <draw:line draw:style-name="gr13" draw:text-style-name="P1" draw:layer="layout" svg:x1="6.288cm" svg:y1="3.242cm" svg:x2="6.566cm" svg:y2="2.198cm">
            <text:p/>
          </draw:line>
          <draw:line draw:style-name="gr13" draw:text-style-name="P1" draw:layer="layout" svg:x1="5.043cm" svg:y1="3.342cm" svg:x2="4.347cm" svg:y2="2.402cm">
            <text:p/>
          </draw:line>
        </draw:g>
        <draw:frame draw:style-name="gr14" draw:text-style-name="P2" draw:layer="layout" svg:width="2.212cm" svg:height="1.361cm" svg:x="9.355cm" svg:y="11.26cm">
          <draw:text-box>
            <text:p text:style-name="P1"><text:span text:style-name="T1">Surface</text:span></text:p>
            <text:p text:style-name="P1"><text:span text:style-name="T1">Normal</text:span></text:p>
          </draw:text-box>
        </draw:frame>
        <draw:frame draw:style-name="gr15" draw:text-style-name="P3" draw:layer="layout" svg:width="2.344cm" svg:height="1.361cm" svg:x="13.261cm" svg:y="13.609cm">
          <draw:text-box>
            <text:p><text:span text:style-name="T1">Sampler</text:span></text:p>
            <text:p text:style-name="P1"><text:span text:style-name="T1">Rays</text:span></text:p>
          </draw:text-box>
        </draw:frame>
        <draw:frame draw:style-name="gr15" draw:text-style-name="P3" draw:layer="layout" svg:width="3.753cm" svg:height="1.361cm" svg:x="17.51cm" svg:y="9.89cm">
          <draw:text-box>
            <text:p><text:span text:style-name="T1">Object-Aligned</text:span></text:p>
            <text:p text:style-name="P1"><text:span text:style-name="T1">Surf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radial" draw:cx="30%" draw:cy="30%" draw:start-color="#333333" draw:end-color="#e6e6e6" draw:start-intensity="100%" draw:end-intensity="100%" draw:border="2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 Gibson</meta:initial-creator>
    <meta:creation-date>2011-05-28T19:10:21</meta:creation-date>
    <dc:date>2011-05-29T00:22:48</dc:date>
    <dc:creator>Chris Gibson</dc:creator>
    <meta:editing-duration>PT37M5S</meta:editing-duration>
    <meta:editing-cycles>10</meta:editing-cycles>
    <meta:generator>LibreOffice/3.3$Unix LibreOffice_project/330m19$Build-202</meta:generator>
    <meta:document-statistic meta:object-count="37"/>
  </office:meta>
</office:document-meta>
</file>